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4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7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1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7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633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3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style:font-name="Arial" fo:font-size="21pt" fo:text-shadow="1pt 1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margin-left="2.062cm" fo:margin-right="0cm" fo:line-height="100%" fo:text-align="start" fo:text-indent="-2.062cm"/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paragraph-properties fo:margin-left="2.062cm" fo:margin-right="0cm" fo:line-height="100%" fo:text-align="start" fo:text-indent="-2.062cm"/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P7" style:family="paragraph">
      <style:paragraph-properties fo:line-height="100%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line-height="100%" fo:text-align="start">
        <style:tab-stops>
          <style:tab-stop style:position="19.05cm" style:type="right"/>
        </style:tab-stops>
      </style:paragraph-properties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paragraph-properties fo:line-height="100%" fo:text-align="start">
        <style:tab-stops>
          <style:tab-stop style:position="19.05cm" style:type="right"/>
        </style:tab-stops>
      </style:paragraph-properties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P11" style:family="paragraph">
      <style:paragraph-properties fo:margin-left="2.062cm" fo:margin-right="0cm" fo:line-height="100%" fo:text-align="start" fo:text-indent="-2.062cm"/>
    </style:style>
    <style:style style:name="P12" style:family="paragraph">
      <style:paragraph-properties fo:margin-left="0.318cm" fo:margin-right="0cm" fo:text-align="start" fo:text-indent="-0.318cm"/>
    </style:style>
    <style:style style:name="P13" style:family="paragraph">
      <style:paragraph-properties fo:margin-left="0.318cm" fo:margin-right="0cm" fo:text-align="start" fo:text-indent="0cm"/>
    </style:style>
    <style:style style:name="P14" style:family="paragraph">
      <loext:graphic-properties draw:fill="none" draw:fill-color="#ffffff"/>
      <style:paragraph-properties fo:margin-left="2.062cm" fo:margin-right="0cm" fo:line-height="100%" fo:text-align="start" fo:text-indent="-2.062cm"/>
      <style:text-properties fo:color="#ffffff" style:font-name="Arial" fo:font-size="21pt" fo:text-shadow="1pt 1pt" style:font-size-asian="28pt" style:font-size-complex="28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Liberation Sans Narrow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T4" style:family="text">
      <style:text-properties fo:color="#000000" style:font-name="Liberation Sans Narrow" fo:font-size="39pt" fo:text-shadow="none" fo:font-weight="bold" style:font-size-asian="39pt" style:font-weight-asian="bold" style:font-size-complex="39pt" style:font-weight-complex="bold"/>
    </style:style>
    <style:style style:name="T5" style:family="text">
      <style:text-properties fo:color="#000000" style:font-name="Liberation Sans Narrow" fo:font-size="38pt" fo:text-shadow="none" fo:font-weight="bold" style:font-size-asian="38pt" style:font-weight-asian="bold" style:font-size-complex="38pt" style:font-weight-complex="bold"/>
    </style:style>
    <style:style style:name="T6" style:family="text">
      <style:text-properties fo:color="#ffffff" style:font-name="Arial" fo:font-size="28pt" fo:text-shadow="1pt 1pt" style:font-size-asian="28pt" style:font-size-complex="28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3" draw:layer="layout" svg:width="25.146cm" svg:height="3.871cm" svg:x="1.524cm" svg:y="0.839cm">
          <draw:text-box>
            <text:p text:style-name="P1"><text:span text:style-name="T1">HYMN #599</text:span></text:p>
            <text:p text:style-name="P2"><text:span text:style-name="T2">“</text:span><text:span text:style-name="T2">O Gracious Lord, with Love Draw Nea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6" draw:layer="layout" svg:width="24.679cm" svg:height="7.685cm" svg:x="1.524cm" svg:y="0.951cm">
          <draw:text-box>
            <text:p text:style-name="P5"><text:span text:style-name="T3">1. O gracious Lord, with love draw near</text:span></text:p>
            <text:p text:style-name="P5"><text:span text:style-name="T3"><text:s text:c="4"/></text:span><text:span text:style-name="T3">To these, Your children gathered here;</text:span></text:p>
            <text:p text:style-name="P5"><text:span text:style-name="T3"><text:s text:c="4"/></text:span><text:span text:style-name="T3">The Spirit’s gift in them renew:</text:span></text:p>
            <text:p text:style-name="P5"><text:span text:style-name="T3"><text:s text:c="4"/></text:span><text:span text:style-name="T3">The gift of faith that clings to You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8" draw:layer="layout" svg:width="24.638cm" svg:height="6.739cm" svg:x="1.755cm" svg:y="0.592cm">
          <draw:text-box>
            <text:p text:style-name="P7"><text:span text:style-name="T3">2. Sustain the work You have begun</text:span><text:span text:style-name="T3"><text:line-break/></text:span><text:span text:style-name="T3"> <text:s text:c="3"/>In these united to Your Son, </text:span><text:span text:style-name="T3"><text:line-break/></text:span><text:span text:style-name="T3"> <text:s text:c="3"/>For in that pure baptismal flood</text:span><text:span text:style-name="T3"><text:line-break/></text:span><text:span text:style-name="T3"> <text:s/></text:span><text:span text:style-name="T4"><text:s text:c="2"/>They have been cleansed by Jesus’ blo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10" draw:layer="layout" svg:width="24.638cm" svg:height="6.739cm" svg:x="1.778cm" svg:y="1.135cm">
          <draw:text-box>
            <text:p text:style-name="P9"><text:span text:style-name="T3">3. Deliver them from ev’ry wile,</text:span><text:span text:style-name="T3"><text:line-break/></text:span><text:span text:style-name="T3"> <text:s text:c="3"/>From all that would their hearts beguile,</text:span><text:span text:style-name="T3"><text:line-break/></text:span><text:span text:style-name="T3"> <text:s text:c="3"/>From worldly ways and Satan’s lies,</text:span><text:span text:style-name="T3"><text:line-break/></text:span><text:span text:style-name="T3"> <text:s text:c="3"/>That they may not Your Word despis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6" draw:text-style-name="P6" draw:layer="layout" svg:width="24.638cm" svg:height="6.739cm" svg:x="1.778cm" svg:y="0.698cm">
          <draw:text-box>
            <text:p text:style-name="P5"><text:span text:style-name="T3">4. Lord, keep them firm in their intent</text:span></text:p>
            <text:p text:style-name="P5"><text:span text:style-name="T3"><text:s text:c="4"/></text:span><text:span text:style-name="T3">To You, Your Word and Sacrament.</text:span></text:p>
            <text:p text:style-name="P5"><text:span text:style-name="T3"><text:s text:c="4"/></text:span><text:span text:style-name="T3">O make them bold, their faith to share</text:span></text:p>
            <text:p text:style-name="P5"><text:span text:style-name="T3"><text:s text:c="4"/></text:span><text:span text:style-name="T5">And make them strong, each cross to be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7" draw:text-style-name="P10" draw:layer="layout" svg:width="24.384cm" svg:height="6.922cm" svg:x="1.778cm" svg:y="0.698cm">
          <draw:text-box>
            <text:p text:style-name="P9"><text:span text:style-name="T3">5. O Father, grant that by Your grace</text:span><text:span text:style-name="T3"><text:line-break/></text:span><text:span text:style-name="T3"> <text:s text:c="3"/>They may Your will each day embrace;</text:span><text:span text:style-name="T3"><text:line-break/></text:span><text:span text:style-name="T3"> <text:s text:c="3"/>With fruits of faith their lives now bless,</text:span><text:span text:style-name="T3"><text:line-break/></text:span><text:span text:style-name="T3"> <text:s text:c="3"/>Till they at death Your name conf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8" draw:text-style-name="P14" draw:layer="layout" svg:width="24.638cm" svg:height="13.883cm" svg:x="1.524cm" svg:y="0.595cm">
          <draw:text-box>
            <text:p text:style-name="P11"><text:span text:style-name="T3">6. Then robed in white before Your throne,</text:span></text:p>
            <text:p text:style-name="P11"><text:span text:style-name="T3"><text:s text:c="4"/></text:span><text:span text:style-name="T3">Your holy saints, by You foreknown-</text:span></text:p>
            <text:p text:style-name="P11"><text:span text:style-name="T3"><text:s text:c="4"/></text:span><text:span text:style-name="T3">Predestined, called, and justified,</text:span></text:p>
            <text:p text:style-name="P11"><text:span text:style-name="T3"><text:s text:c="4"/></text:span><text:span text:style-name="T3">Shall, crowned in light, be glorified.</text:span></text:p>
            <text:p text:style-name="P12"><text:span text:style-name="T6"/></text:p>
            <text:p text:style-name="P12"><text:span text:style-name="T6"/></text:p>
            <text:p text:style-name="P12"><text:span text:style-name="T7">© 2003 Stephen P. Starke. </text:span></text:p>
            <text:p text:style-name="P13"><text:span text:style-name="T7">Used by permission: </text:span></text:p>
            <text:p text:style-name="P13"><text:span text:style-name="T7">LSB Hymn License</text:span></text:p>
            <text:p text:style-name="P13"><text:span text:style-name="T7">.NET, no. 100011038.</text:span></text:p>
            <text:p text:style-name="P13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17T20:30:43.075000000</meta:creation-date>
    <dc:date>2019-01-13T21:22:36.542000000</dc:date>
    <meta:editing-duration>PT6M18S</meta:editing-duration>
    <meta:editing-cycles>5</meta:editing-cycles>
    <meta:generator>LibreOffice/6.0.7.3$Windows_X86_64 LibreOffice_project/dc89aa7a9eabfd848af146d5086077aeed2ae4a5</meta:generator>
    <meta:document-statistic meta:object-count="126"/>
  </office:meta>
</office:document-meta>
</file>